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a43" officeooo:paragraph-rsid="001a9a43"/>
    </style:style>
    <style:style style:name="P2" style:family="paragraph" style:parent-style-name="Standard">
      <style:text-properties officeooo:rsid="001b3192" officeooo:paragraph-rsid="001b3192"/>
    </style:style>
    <style:style style:name="P3" style:family="paragraph" style:parent-style-name="Standard">
      <style:text-properties officeooo:rsid="001b89b0" officeooo:paragraph-rsid="001b89b0"/>
    </style:style>
    <style:style style:name="P4" style:family="paragraph" style:parent-style-name="Standard">
      <style:text-properties officeooo:rsid="001cb3f2" officeooo:paragraph-rsid="001cb3f2"/>
    </style:style>
    <style:style style:name="P5" style:family="paragraph" style:parent-style-name="Standard">
      <style:text-properties officeooo:rsid="001e00d0" officeooo:paragraph-rsid="001e00d0"/>
    </style:style>
    <style:style style:name="P6" style:family="paragraph" style:parent-style-name="Standard">
      <style:text-properties officeooo:rsid="001f9d5e" officeooo:paragraph-rsid="001f9d5e"/>
    </style:style>
    <style:style style:name="P7" style:family="paragraph" style:parent-style-name="Standard">
      <style:text-properties officeooo:paragraph-rsid="001f9d5e"/>
    </style:style>
    <style:style style:name="P8" style:family="paragraph" style:parent-style-name="Standard">
      <style:text-properties officeooo:rsid="00212d2b" officeooo:paragraph-rsid="00212d2b"/>
    </style:style>
    <style:style style:name="P9" style:family="paragraph" style:parent-style-name="Standard">
      <style:text-properties fo:font-variant="normal" fo:text-transform="none" fo:color="#212121" fo:letter-spacing="normal" officeooo:rsid="00212d2b" officeooo:paragraph-rsid="00212d2b"/>
    </style:style>
    <style:style style:name="P10" style:family="paragraph" style:parent-style-name="Standard">
      <style:text-properties fo:font-variant="normal" fo:text-transform="none" fo:color="#212121" fo:letter-spacing="normal" officeooo:rsid="0022114b" officeooo:paragraph-rsid="0022114b"/>
    </style:style>
    <style:style style:name="P11" style:family="paragraph" style:parent-style-name="Standard">
      <style:text-properties fo:font-variant="normal" fo:text-transform="none" fo:color="#212121" fo:letter-spacing="normal" officeooo:rsid="002380b7" officeooo:paragraph-rsid="002380b7"/>
    </style:style>
    <style:style style:name="P12" style:family="paragraph" style:parent-style-name="Standard">
      <style:text-properties fo:font-variant="normal" fo:text-transform="none" fo:color="#212121" fo:letter-spacing="normal" officeooo:rsid="00244c11" officeooo:paragraph-rsid="00244c11"/>
    </style:style>
    <style:style style:name="P13" style:family="paragraph" style:parent-style-name="Standard">
      <style:text-properties fo:font-variant="normal" fo:text-transform="none" fo:color="#212121" fo:letter-spacing="normal" officeooo:rsid="00250221" officeooo:paragraph-rsid="00250221"/>
    </style:style>
    <style:style style:name="P14" style:family="paragraph" style:parent-style-name="Standard">
      <style:text-properties fo:font-variant="normal" fo:text-transform="none" fo:color="#212121" fo:letter-spacing="normal" officeooo:rsid="0025fefb" officeooo:paragraph-rsid="0025fefb"/>
    </style:style>
    <style:style style:name="P15" style:family="paragraph" style:parent-style-name="Standard">
      <style:text-properties fo:font-variant="normal" fo:text-transform="none" fo:color="#212121" fo:letter-spacing="normal" officeooo:rsid="0027ef52" officeooo:paragraph-rsid="0027ef52"/>
    </style:style>
    <style:style style:name="P16" style:family="paragraph" style:parent-style-name="Standard">
      <style:text-properties fo:font-variant="normal" fo:text-transform="none" fo:color="#212121" fo:letter-spacing="normal" officeooo:rsid="0027f064" officeooo:paragraph-rsid="0027f064"/>
    </style:style>
    <style:style style:name="P17" style:family="paragraph" style:parent-style-name="Standard">
      <style:text-properties fo:font-variant="normal" fo:text-transform="none" fo:color="#212121" fo:letter-spacing="normal" officeooo:rsid="0029573e" officeooo:paragraph-rsid="0029573e"/>
    </style:style>
    <style:style style:name="P18" style:family="paragraph" style:parent-style-name="Standard">
      <style:text-properties fo:font-variant="normal" fo:text-transform="none" fo:color="#212121" fo:letter-spacing="normal" officeooo:rsid="002b2d15" officeooo:paragraph-rsid="002b2d15"/>
    </style:style>
    <style:style style:name="P19" style:family="paragraph" style:parent-style-name="Standard">
      <style:text-properties fo:font-variant="normal" fo:text-transform="none" fo:color="#212121" fo:letter-spacing="normal" officeooo:rsid="002c153f" officeooo:paragraph-rsid="002c153f"/>
    </style:style>
    <style:style style:name="P20" style:family="paragraph" style:parent-style-name="Standard">
      <style:text-properties fo:font-variant="normal" fo:text-transform="none" fo:color="#212121" fo:letter-spacing="normal" officeooo:rsid="002ea7db" officeooo:paragraph-rsid="002ea7db"/>
    </style:style>
    <style:style style:name="P21" style:family="paragraph" style:parent-style-name="Standard">
      <style:text-properties fo:font-variant="normal" fo:text-transform="none" fo:color="#212121" fo:letter-spacing="normal" officeooo:rsid="002fc860" officeooo:paragraph-rsid="002fc860"/>
    </style:style>
    <style:style style:name="P22" style:family="paragraph" style:parent-style-name="Standard">
      <style:text-properties fo:font-variant="normal" fo:text-transform="none" fo:color="#212121" fo:letter-spacing="normal" officeooo:rsid="002fc860" officeooo:paragraph-rsid="002c153f"/>
    </style:style>
    <style:style style:name="P23" style:family="paragraph" style:parent-style-name="Standard">
      <style:text-properties fo:font-variant="normal" fo:text-transform="none" fo:color="#212121" fo:letter-spacing="normal" officeooo:rsid="0030be12" officeooo:paragraph-rsid="0030be12"/>
    </style:style>
    <style:style style:name="P24" style:family="paragraph" style:parent-style-name="Standard">
      <style:text-properties fo:font-variant="normal" fo:text-transform="none" fo:color="#212121" fo:letter-spacing="normal" officeooo:rsid="00314634" officeooo:paragraph-rsid="00314634"/>
    </style:style>
    <style:style style:name="P25" style:family="paragraph" style:parent-style-name="Standard">
      <style:text-properties fo:font-variant="normal" fo:text-transform="none" fo:color="#212121" fo:letter-spacing="normal" officeooo:rsid="0032d4df" officeooo:paragraph-rsid="0032d4df"/>
    </style:style>
    <style:style style:name="P26" style:family="paragraph" style:parent-style-name="Standard">
      <style:text-properties fo:font-variant="normal" fo:text-transform="none" fo:color="#212121" fo:letter-spacing="normal" officeooo:rsid="0034b043" officeooo:paragraph-rsid="0034b043"/>
    </style:style>
    <style:style style:name="P27" style:family="paragraph" style:parent-style-name="Standard">
      <style:text-properties fo:font-variant="normal" fo:text-transform="none" fo:color="#212121" fo:letter-spacing="normal" officeooo:rsid="00372a18" officeooo:paragraph-rsid="00372a18"/>
    </style:style>
    <style:style style:name="T1" style:family="text">
      <style:text-properties officeooo:rsid="001f9d5e"/>
    </style:style>
    <style:style style:name="T2" style:family="text">
      <style:text-properties fo:font-variant="normal" fo:text-transform="none" fo:color="#212121" fo:letter-spacing="normal"/>
    </style:style>
    <style:style style:name="T3" style:family="text">
      <style:text-properties fo:font-variant="normal" fo:text-transform="none" fo:color="#212121" fo:letter-spacing="normal" officeooo:rsid="001f9d5e"/>
    </style:style>
    <style:style style:name="T4" style:family="text">
      <style:text-properties officeooo:rsid="0027f064"/>
    </style:style>
    <style:style style:name="T5" style:family="text">
      <style:text-properties officeooo:rsid="0037e3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/2/20:</text:p>
      <text:p text:style-name="P1">[spoj]</text:p>
      <text:p text:style-name="P1">1-LCM</text:p>
      <text:p text:style-name="P1"/>
      <text:p text:style-name="P2">2/2/20:</text:p>
      <text:p text:style-name="P2">[leetcode]</text:p>
      <text:p text:style-name="P2">1-The k Weakest rows in a matrix.</text:p>
      <text:p text:style-name="P2">2-reduce array size to the half.</text:p>
      <text:p text:style-name="P2">3-maximum product of splitted binary tree.</text:p>
      <text:p text:style-name="P3">[codeforces]</text:p>
      <text:p text:style-name="P3">1-Even but not even.</text:p>
      <text:p text:style-name="P3"/>
      <text:p text:style-name="P3">3/2/20:</text:p>
      <text:p text:style-name="P3">[cofeforces]</text:p>
      <text:p text:style-name="P3">1-Array sharpening.</text:p>
      <text:p text:style-name="P3"/>
      <text:p text:style-name="P4">4/2/20:</text:p>
      <text:p text:style-name="P4">[hackerearth]</text:p>
      <text:p text:style-name="P4">1-Best Index.</text:p>
      <text:p text:style-name="P5">[codeforces]</text:p>
      <text:p text:style-name="P5">1-Food buying</text:p>
      <text:p text:style-name="P4"/>
      <text:p text:style-name="P5">6/2/20:</text:p>
      <text:p text:style-name="P5">[codeforces]</text:p>
      <text:p text:style-name="P5">1-Yet another walking robot.</text:p>
      <text:p text:style-name="P6">[leetcode]</text:p>
      <text:p text:style-name="P7"><text:span text:style-name="T1">1-</text:span><text:span text:style-name="T3">max increase to keep the city skyline.</text:span></text:p>
      <text:p text:style-name="P8"><text:span text:style-name="T3">2-</text:span><text:span text:style-name="T2">Insert into a binary search tree.</text:span></text:p>
      <text:p text:style-name="P9"/>
      <text:p text:style-name="P10">7/2/20:</text:p>
      <text:p text:style-name="P10">[leetcode]</text:p>
      <text:p text:style-name="P10">1-maximum binary tree.</text:p>
      <text:p text:style-name="P10"/>
      <text:p text:style-name="P11">12/2/20 :</text:p>
      <text:p text:style-name="P11">[Codeforces]</text:p>
      <text:p text:style-name="P11">1-Erasing Zeros.</text:p>
      <text:p text:style-name="P11">2-National Project.</text:p>
      <text:p text:style-name="P11">3-Filling the bag.</text:p>
      <text:p text:style-name="P11"/>
      <text:p text:style-name="P12">15/2/20:</text:p>
      <text:p text:style-name="P12">[Codeforces]</text:p>
      <text:p text:style-name="P12">1-Two rabbits.</text:p>
      <text:p text:style-name="P13">[Leetcode]</text:p>
      <text:p text:style-name="P13">1-Minimum Path sum.</text:p>
      <text:p text:style-name="P13">2-Find all duplicates in an array.</text:p>
      <text:p text:style-name="P13"/>
      <text:p text:style-name="P16">16/2/20:</text:p>
      <text:p text:style-name="P13"><text:span text:style-name="T4">1</text:span>-Count negative numbers in a sorted matrix.</text:p>
      <text:p text:style-name="P14"><text:span text:style-name="T4">2</text:span>-Set matrix zero.</text:p>
      <text:p text:style-name="P15"><text:span text:style-name="T4">3</text:span>-Minimal Square.</text:p>
      <text:p text:style-name="P17">4-Search a 2D matrix.</text:p>
      <text:p text:style-name="P17"/>
      <text:p text:style-name="P18"><text:soft-page-break/>17/2/20:</text:p>
      <text:p text:style-name="P18">1-Xor Game.</text:p>
      <text:p text:style-name="P18"/>
      <text:p text:style-name="P19">18/2/20:</text:p>
      <text:p text:style-name="P21">[leetcode]</text:p>
      <text:p text:style-name="P19">1-Subarray sum equal to k.</text:p>
      <text:p text:style-name="P19"/>
      <text:p text:style-name="P19"/>
      <text:p text:style-name="P20">22/2/20:</text:p>
      <text:p text:style-name="P21">[leetcode]</text:p>
      <text:p text:style-name="P20">1-Lowest common ancestor in a binary tree.</text:p>
      <text:p text:style-name="P20"/>
      <text:p text:style-name="P20">23/2/20:</text:p>
      <text:p text:style-name="P21">[leetcode]</text:p>
      <text:p text:style-name="P20">1-Closest divisors.</text:p>
      <text:p text:style-name="P20">2-validate binary tree nodes.</text:p>
      <text:p text:style-name="P20"/>
      <text:p text:style-name="P22">24/2/20:</text:p>
      <text:p text:style-name="P21">[codeforces]</text:p>
      <text:p text:style-name="P21">1-Add odd or subtract even .</text:p>
      <text:p text:style-name="P21">2-WeirdSort</text:p>
      <text:p text:style-name="P21"/>
      <text:p text:style-name="P23">25/2/20:</text:p>
      <text:p text:style-name="P23">[leetcode]</text:p>
      <text:p text:style-name="P23">1-Largest multiple of 3.</text:p>
      <text:p text:style-name="P23">2-Sort integers by the number of 1 bits.</text:p>
      <text:p text:style-name="P23"/>
      <text:p text:style-name="P23">26/2/20:</text:p>
      <text:p text:style-name="P23">[leetcode]</text:p>
      <text:p text:style-name="P23">1-Count all pickup and delivery options.</text:p>
      <text:p text:style-name="P24">2-Number of substring containing all three characters.</text:p>
      <text:p text:style-name="P25">3-Product of last k numbers.</text:p>
      <text:p text:style-name="P25"/>
      <text:p text:style-name="P25">29/2/20:</text:p>
      <text:p text:style-name="P25">[Leetcode]</text:p>
      <text:p text:style-name="P25">1-Path Sum.</text:p>
      <text:p text:style-name="P25">2-Trapping Rainwater.</text:p>
      <text:p text:style-name="P26">[codechef]</text:p>
      <text:p text:style-name="P26">1-At the gates.</text:p>
      <text:p text:style-name="P26">2-Not all flowers.</text:p>
      <text:p text:style-name="P26"/>
      <text:p text:style-name="P26"/>
      <text:p text:style-name="P27">Total = 3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21:24:26.673381486</meta:creation-date>
    <dc:date>2020-03-01T16:39:02.925234546</dc:date>
    <meta:editing-duration>PT12H7M31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2" meta:paragraph-count="76" meta:word-count="192" meta:character-count="1294" meta:non-whitespace-character-count="1178"/>
  </office:meta>
</office:document-meta>
</file>